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15pt"/>
    </style:style>
    <style:style style:name="co2" style:family="table-column">
      <style:table-column-properties fo:break-before="auto" style:column-width="42.35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11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footing_schedu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1)-#8's E.W. BOTTOM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1)-#8's E.W. BOTTOM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1)-#8's E.W. BOTTOM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1)-#8's E.W. BOTTOM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table:number-columns-repeated="2" office:value-type="string" calcext:value-type="string">
            <text:p>10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1)-#8's E.W. BOTTOM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10'-6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1)-#8's E.W. BOTTOM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2)-#8's E.W. BOTTOM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3.0"</text:p>
          </table:table-cell>
          <table:table-cell office:value-type="string" calcext:value-type="string">
            <text:p>(12)-#8's E.W. BOTTOM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2)-#8's E.W. BOTTOM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string" calcext:value-type="string">
            <text:p>11'-0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2)-#8's E.W. BOTTOM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11'-6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2)-#8's E.W. BOTTOM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3'-0.0"</text:p>
          </table:table-cell>
          <table:table-cell office:value-type="string" calcext:value-type="string">
            <text:p>(13)-#8's E.W. BOTTOM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3'-0.0"</text:p>
          </table:table-cell>
          <table:table-cell office:value-type="string" calcext:value-type="string">
            <text:p>(13)-#8's E.W. BOTTOM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3'-0.0"</text:p>
          </table:table-cell>
          <table:table-cell office:value-type="string" calcext:value-type="string">
            <text:p>(13)-#8's E.W. BOTTOM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3'-0.0"</text:p>
          </table:table-cell>
          <table:table-cell office:value-type="string" calcext:value-type="string">
            <text:p>(13)-#8's E.W. BOTTOM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3'-6.0"</text:p>
          </table:table-cell>
          <table:table-cell office:value-type="string" calcext:value-type="string">
            <text:p>(13)-#8's E.W. BOTTO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3'-6.0"</text:p>
          </table:table-cell>
          <table:table-cell office:value-type="string" calcext:value-type="string">
            <text:p>(13)-#8's E.W. BOTTO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12'-0.0"</text:p>
          </table:table-cell>
          <table:table-cell office:value-type="string" calcext:value-type="string">
            <text:p>3'-6.0"</text:p>
          </table:table-cell>
          <table:table-cell office:value-type="string" calcext:value-type="string">
            <text:p>(13)-#8's E.W. BOTTO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12'-6.0"</text:p>
          </table:table-cell>
          <table:table-cell office:value-type="string" calcext:value-type="string">
            <text:p>3'-6.0"</text:p>
          </table:table-cell>
          <table:table-cell office:value-type="string" calcext:value-type="string">
            <text:p>(13)-#8's E.W. BOTTOM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7'-0.0"</text:p>
          </table:table-cell>
          <table:table-cell office:value-type="string" calcext:value-type="string">
            <text:p>1'-8.0"</text:p>
          </table:table-cell>
          <table:table-cell office:value-type="string" calcext:value-type="string">
            <text:p>(8)-#7's E.W. BOTTOM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0)-#8's E.W. BOTTOM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0)-#8's E.W. BOTTOM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0)-#8's E.W. BOTTOM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0)-#8's E.W. BOTTOM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0)-#8's E.W. BOTTOM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0)-#8's E.W. BOTTOM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2" office:value-type="string" calcext:value-type="string">
            <text:p>9'-0.0"</text:p>
          </table:table-cell>
          <table:table-cell office:value-type="string" calcext:value-type="string">
            <text:p>2'-1.0"</text:p>
          </table:table-cell>
          <table:table-cell office:value-type="string" calcext:value-type="string">
            <text:p>(10)-#8's E.W. BOTTOM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9'-6.0"</text:p>
          </table:table-cell>
          <table:table-cell office:value-type="string" calcext:value-type="string">
            <text:p>2'-6.0"</text:p>
          </table:table-cell>
          <table:table-cell office:value-type="string" calcext:value-type="string">
            <text:p>(10)-#7's E.W. BOTTOM</text:p>
          </table:table-cell>
        </table:table-row>
      </table:table>
      <table:named-expressions/>
      <table:database-ranges>
        <table:database-range table:name="__Anonymous_Sheet_DB__0" table:target-range-address="footing_schedule.A1:footing_schedule.E19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01:05:16.029652102</dc:date>
    <meta:editing-duration>PT18M44S</meta:editing-duration>
    <meta:editing-cycles>2</meta:editing-cycles>
    <meta:generator>LibreOffice/6.0.7.3$Linux_X86_64 LibreOffice_project/00m0$Build-3</meta:generator>
    <meta:document-statistic meta:table-count="1" meta:cell-count="140" meta:object-count="0"/>
  </office:meta>
</office:document-meta>
</file>